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367a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367a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367a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367a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367a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367a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367a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367a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367a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367a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367a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367a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367a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367a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367a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367a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367a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uan Diego Marcano Rodrígu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1/6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13134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Pedro José Marcano Marcan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990295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14.12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3" meta:non-whitespace-character-count="996"/>
    <meta:template xlink:type="simple" xlink:actuate="onRequest" xlink:title="Normal" xlink:href=""/>
  </office:meta>
</office:document-meta>
</file>